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3.814cm"/>
    </style:style>
    <style:style style:name="gr4" style:family="graphic" style:parent-style-name="standard">
      <style:graphic-properties draw:stroke="none" svg:stroke-color="#000000" draw:fill="none" draw:fill-color="#ffffff" draw:auto-grow-height="true" draw:auto-grow-width="false" fo:max-height="0cm" fo:min-height="4.815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2.179cm"/>
    </style:style>
    <style:style style:name="P1" style:family="paragraph">
      <style:text-properties fo:font-size="60pt" style:font-size-asian="60pt" style:font-size-complex="60pt"/>
    </style:style>
    <style:style style:name="P2" style:family="paragraph">
      <style:text-properties fo:font-size="20pt"/>
    </style:style>
    <style:style style:name="P3" style:family="paragraph">
      <style:text-properties fo:font-size="40pt" style:font-size-asian="40pt" style:font-size-complex="40pt"/>
    </style:style>
    <style:style style:name="P4" style:family="paragraph">
      <style:text-properties style:font-name="Courier New2"/>
    </style:style>
    <style:style style:name="P5" style:family="paragraph">
      <style:text-properties style:font-name="Courier New2" fo:font-size="22pt" style:font-size-asian="22pt" style:font-size-complex="22pt"/>
    </style:style>
    <style:style style:name="P6" style:family="paragraph">
      <style:text-properties fo:font-size="22pt" style:font-size-asian="22pt" style:font-size-complex="22pt"/>
    </style:style>
    <style:style style:name="P7" style:family="paragraph">
      <style:text-properties style:font-name="Courier New2" fo:font-size="20pt" style:font-size-asian="20pt" style:font-size-complex="20pt"/>
    </style:style>
    <style:style style:name="P8" style:family="paragraph">
      <style:text-properties style:font-name="Courier New2" fo:font-size="24pt" style:font-size-asian="24pt" style:font-size-complex="24pt"/>
    </style:style>
    <style:style style:name="P9" style:family="paragraph">
      <style:text-properties fo:font-size="22pt" style:font-size-asian="20pt" style:font-size-complex="20pt"/>
    </style:style>
    <style:style style:name="P10" style:family="paragraph">
      <style:text-properties fo:font-size="24pt" style:font-size-asian="24pt" style:font-size-complex="24pt"/>
    </style:style>
    <style:style style:name="T1" style:family="text">
      <style:text-properties fo:font-size="60pt" style:font-size-asian="60pt" style:font-size-complex="6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40pt" style:font-size-asian="40pt" style:font-size-complex="40pt"/>
    </style:style>
    <style:style style:name="T5" style:family="text">
      <style:text-properties style:font-name="Courier New2"/>
    </style:style>
    <style:style style:name="T6" style:family="text">
      <style:text-properties style:font-name="Courier New2" fo:font-size="22pt" style:font-size-asian="22pt" style:font-size-complex="22pt"/>
    </style:style>
    <style:style style:name="T7" style:family="text">
      <style:text-properties style:font-name="Courier New2" fo:font-size="20pt" style:font-size-asian="20pt" style:font-size-complex="20pt"/>
    </style:style>
    <style:style style:name="T8" style:family="text">
      <style:text-properties style:font-name="Courier New2" fo:font-size="24pt" style:font-size-asian="24pt" style:font-size-complex="24pt"/>
    </style:style>
    <style:style style:name="T9" style:family="text">
      <style:text-properties fo:font-size="22pt" style:font-size-asian="20pt" style:font-size-complex="20pt"/>
    </style:style>
    <style:style style:name="T10" style:family="text">
      <style:text-properties style:font-name="Courier New2" fo:font-size="22pt" style:font-size-asian="20pt" style:font-size-complex="20pt"/>
    </style:style>
    <style:style style:name="T1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CS350 Lab0</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able of Contents</text:p>
          </draw:text-box>
        </draw:frame>
        <draw:frame presentation:style-name="pr4" draw:layer="layout" svg:width="25.199cm" svg:height="12.179cm" svg:x="1.4cm" svg:y="4.914cm" presentation:class="outline">
          <draw:text-box>
            <text:list text:style-name="L2">
              <text:list-item>
                <text:p>Virtual System</text:p>
              </text:list-item>
              <text:list-item>
                <text:p>Useful Stuff</text:p>
                <text:list>
                  <text:list-item>
                    <text:p>Command line arguments</text:p>
                  </text:list-item>
                  <text:list-item>
                    <text:p>Header files</text:p>
                  </text:list-item>
                  <text:list-item>
                    <text:p>GCC</text:p>
                  </text:list-item>
                  <text:list-item>
                    <text:p>Make</text:p>
                  </text:list-item>
                  <text:list-item>
                    <text:p>GDB</text:p>
                  </text:list-item>
                </text:list>
              </text:list-item>
              <text:list-item>
                <text:p>Warmup Lab Activity</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irtual System</text:p>
          </draw:text-box>
        </draw:frame>
        <draw:frame presentation:style-name="pr4" draw:layer="layout" svg:width="25.199cm" svg:height="12.179cm" svg:x="1.4cm" svg:y="4.914cm" presentation:class="outline">
          <draw:text-box>
            <text:list text:style-name="L2">
              <text:list-item>
                <text:p>Your own kernel, not local to a physical machine</text:p>
              </text:list-item>
              <text:list-item>
                <text:p>Login Instructions:</text:p>
                <text:list>
                  <text:list-item>
                    <text:p><text:a xlink:href="https://www.cs.binghamton.edu/~sysadmin/virtual.html" xlink:type="simple">https://www.cs.binghamton.edu/~sysadmin/virtual.html</text:a></text:p>
                  </text:list-item>
                  <text:list-item>
                    <text:p>On “boot:” prompt, enter the name of your virtual system (your username)</text:p>
                  </text:list-item>
                </text:list>
              </text:list-item>
              <text:list-item>
                <text:p>Initial root password is in the file “.virtual_access”</text:p>
                <text:list>
                  <text:list-item>
                    <text:p>Hidden file (see it with <text:span text:style-name="T2">ls -a</text:span><text:span text:style-name="T3">) in your home directory</text:span></text:p>
                  </text:list-item>
                </text:list>
              </text:list-item>
              <text:list-item>
                <text:p><text:span text:style-name="T3">On first usage:</text:span></text:p>
                <text:list>
                  <text:list-item>
                    <text:p><text:span text:style-name="T3">Change root password</text:span></text:p>
                  </text:list-item>
                  <text:list-item>
                    <text:p><text:span text:style-name="T3">Create new user</text:span></text:p>
                  </text:list-item>
                  <text:list-item>
                    <text:p><text:span text:style-name="T3">Use non-root user unless root access is needed</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1" draw:text-style-name="P3" draw:layer="layout" svg:width="25.199cm" svg:height="16.255cm" svg:x="1.4cm" svg:y="0.837cm" presentation:class="subtitle">
          <draw:text-box>
            <text:p><text:span text:style-name="T4">Useful Stuff You Should Know</text:span></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Command Line Arguments</text:p>
          </draw:text-box>
        </draw:frame>
        <draw:frame draw:style-name="gr2" draw:text-style-name="P4" draw:layer="layout" svg:width="17.272cm" svg:height="6.767cm" svg:x="6.604cm" svg:y="12.954cm">
          <draw:text-box>
            <text:p><text:span text:style-name="T5">#include &lt;stdio.h&gt;</text:span></text:p>
            <text:p><text:span text:style-name="T5">#include &lt;stdlib.h&gt;</text:span></text:p>
            <text:p><text:span text:style-name="T5"/></text:p>
            <text:p><text:span text:style-name="T5">int main(int argc, char* argv[])</text:span></text:p>
            <text:p><text:span text:style-name="T5">{</text:span></text:p>
            <text:p><text:span text:style-name="T5"><text:tab/></text:span><text:span text:style-name="T5">int val = atoi(argv[1]);</text:span></text:p>
            <text:p><text:span text:style-name="T5"><text:tab/></text:span><text:span text:style-name="T5">printf(“%d\n”, val*10);</text:span></text:p>
            <text:p><text:span text:style-name="T5"><text:tab/></text:span><text:span text:style-name="T5">return 0;</text:span></text:p>
            <text:p><text:span text:style-name="T5">}</text:span></text:p>
          </draw:text-box>
        </draw:frame>
        <draw:frame draw:style-name="gr2" draw:text-style-name="P4" draw:layer="layout" svg:width="18.542cm" svg:height="0.975cm" svg:x="4.826cm" svg:y="3.81cm">
          <draw:text-box>
            <text:p><text:span text:style-name="T5">int main(int argc, char* argv[]) { ... }</text:span></text:p>
          </draw:text-box>
        </draw:frame>
        <draw:frame draw:style-name="gr2" draw:layer="layout" svg:width="16.764cm" svg:height="6.65cm" svg:x="5.334cm" svg:y="5.334cm">
          <draw:text-box>
            <text:p>argc – The number of arguments</text:p>
            <text:p>argv – Each argument as a C-string</text:p>
            <text:p/>
            <text:p>Note: argv[0] is the command used to start the program</text:p>
            <text:p><text:tab/>$ ./a.out 1 “Hello world”</text:p>
            <text:p/>
            <text:p>argv[0] = “a.out”</text:p>
            <text:p>argv[1] = “1”</text:p>
            <text:p>argv[2] = “Hello world”</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Header Files</text:p>
          </draw:text-box>
        </draw:frame>
        <draw:frame presentation:style-name="pr4" draw:layer="layout" svg:width="25.199cm" svg:height="12.179cm" svg:x="1.4cm" svg:y="4.914cm" presentation:class="outline">
          <draw:text-box>
            <text:p>Contain macro definitions, declarations of types, and function prototypes</text:p>
            <text:p/>
            <text:p>Should <text:span text:style-name="T2">not</text:span><text:span text:style-name="T3"> contain variable definitions or function code.</text:span></text:p>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Header File Errors</text:p>
          </draw:text-box>
        </draw:frame>
        <draw:frame draw:style-name="gr3" draw:text-style-name="P5" draw:layer="layout" svg:width="7.112cm" svg:height="4.656cm" svg:x="2.032cm" svg:y="4.234cm">
          <draw:text-box>
            <text:p><text:span text:style-name="T6">//foo.h</text:span></text:p>
            <text:p><text:span text:style-name="T6">struct foo {</text:span></text:p>
            <text:p><text:span text:style-name="T6"><text:tab/></text:span><text:span text:style-name="T6">int i;</text:span></text:p>
            <text:p><text:span text:style-name="T6"><text:tab/></text:span><text:span text:style-name="T6">float f;</text:span></text:p>
            <text:p><text:span text:style-name="T6">};</text:span></text:p>
          </draw:text-box>
        </draw:frame>
        <draw:frame draw:style-name="gr4" draw:text-style-name="P5" draw:layer="layout" svg:width="9.398cm" svg:height="6.418cm" svg:x="2.032cm" svg:y="9.906cm">
          <draw:text-box>
            <text:p><text:span text:style-name="T6">//main.c</text:span></text:p>
            <text:p><text:span text:style-name="T6">#include “foo.h”</text:span></text:p>
            <text:p><text:span text:style-name="T6">#include “bar.h”</text:span></text:p>
            <text:p><text:span text:style-name="T6"/></text:p>
            <text:p><text:span text:style-name="T6">int main() {</text:span></text:p>
            <text:p><text:span text:style-name="T6"><text:tab/></text:span><text:span text:style-name="T6">...</text:span></text:p>
            <text:p><text:span text:style-name="T6">}</text:span></text:p>
          </draw:text-box>
        </draw:frame>
        <draw:frame draw:style-name="gr2" draw:text-style-name="P6" draw:layer="layout" svg:width="13.716cm" svg:height="3.775cm" svg:x="12.192cm" svg:y="4.219cm">
          <draw:text-box>
            <text:p><text:span text:style-name="T6">//bar.h</text:span></text:p>
            <text:p><text:span text:style-name="T6">#include “foo.h”</text:span></text:p>
            <text:p><text:span text:style-name="T6"/></text:p>
            <text:p><text:span text:style-name="T6">void bar(struct foo* f);</text:span></text:p>
          </draw:text-box>
        </draw:frame>
        <draw:frame draw:style-name="gr2" draw:text-style-name="P7" draw:layer="layout" svg:width="15.24cm" svg:height="10.768cm" svg:x="11.938cm" svg:y="9.906cm">
          <draw:text-box>
            <text:p><text:span text:style-name="T7">$ gcc -c main.c</text:span></text:p>
            <text:p xml:id="id1" text:id="id1"><text:span text:style-name="T7">In file included from bar.h:1:0,</text:span></text:p>
            <text:p xml:id="id2" text:id="id2"><text:span text:style-name="T7"><text:s text:c="17"/></text:span><text:span text:style-name="T7">from main.c:2:</text:span></text:p>
            <text:p xml:id="id3" text:id="id3"><text:span text:style-name="T7">foo.h:1:8: error: redefinition of ‘struct foo’</text:span></text:p>
            <text:p xml:id="id4" text:id="id4"><text:span text:style-name="T7"><text:s/></text:span><text:span text:style-name="T7">struct foo {</text:span></text:p>
            <text:p xml:id="id5" text:id="id5"><text:span text:style-name="T7"><text:s text:c="8"/></text:span><text:span text:style-name="T7">^</text:span></text:p>
            <text:p xml:id="id6" text:id="id6"><text:span text:style-name="T7">In file included from main.c:1:0:</text:span></text:p>
            <text:p xml:id="id7" text:id="id7"><text:span text:style-name="T7">foo.h:1:8: note: originally defined here</text:span></text:p>
            <text:p xml:id="id8" text:id="id8"><text:span text:style-name="T7"><text:s/></text:span><text:span text:style-name="T7">struct foo {</text:span></text:p>
            <text:p xml:id="id9" text:id="id9"><text:span text:style-name="T7"><text:s text:c="8"/></text:span><text:span text:style-name="T7">^</text:span></text:p>
            <text:p><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3" draw:layer="layout" svg:width="25.199cm" svg:height="3.506cm" svg:x="1.4cm" svg:y="0.837cm" presentation:class="title">
          <draw:text-box>
            <text:p>#include Guards</text:p>
          </draw:text-box>
        </draw:frame>
        <draw:frame draw:style-name="gr3" draw:text-style-name="P8" draw:layer="layout" svg:width="8.636cm" svg:height="9.901cm" svg:x="9.906cm" svg:y="5.842cm">
          <draw:text-box>
            <text:p><text:span text:style-name="T8">//foo.h</text:span></text:p>
            <text:p><text:span text:style-name="T8">#ifndef FOO_H</text:span></text:p>
            <text:p><text:span text:style-name="T8">#define FOO_H</text:span></text:p>
            <text:p><text:span text:style-name="T8"/></text:p>
            <text:p><text:span text:style-name="T8">struct foo {</text:span></text:p>
            <text:p><text:span text:style-name="T8"><text:tab/></text:span><text:span text:style-name="T8">int i;</text:span></text:p>
            <text:p><text:span text:style-name="T8"><text:tab/></text:span><text:span text:style-name="T8">float f;</text:span></text:p>
            <text:p><text:span text:style-name="T8">};</text:span></text:p>
            <text:p><text:span text:style-name="T8"/></text:p>
            <text:p><text:span text:style-name="T8">#endif</text:span></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GCC</text:p>
          </draw:text-box>
        </draw:frame>
        <draw:frame presentation:style-name="pr4" draw:layer="layout" svg:width="25.199cm" svg:height="12.179cm" svg:x="1.4cm" svg:y="4.914cm" presentation:class="outline" presentation:user-transformed="true">
          <draw:text-box>
            <text:p>GNU Compiler Collection</text:p>
            <text:p>Originally only compiled C, now compiles C, C++, and many more languages</text:p>
            <text:p/>
            <text:p/>
          </draw:text-box>
        </draw:frame>
        <draw:frame draw:style-name="gr2" draw:text-style-name="P9" draw:layer="layout" svg:width="21.59cm" svg:height="9.89cm" svg:x="2.794cm" svg:y="9.906cm">
          <draw:text-box>
            <text:p><text:span text:style-name="T9">Compile single file (creates main.o)</text:span></text:p>
            <text:p><text:span text:style-name="T10">gcc -c main.c</text:span></text:p>
            <text:p><text:span text:style-name="T10"/></text:p>
            <text:p><text:span text:style-name="T9">Compile and link single file (creates a.out)</text:span></text:p>
            <text:p><text:span text:style-name="T10">gcc main.c</text:span></text:p>
            <text:p><text:span text:style-name="T10"/></text:p>
            <text:p><text:span text:style-name="T9">Compile and link single file (creates main)</text:span></text:p>
            <text:p><text:span text:style-name="T10">gcc -o main main.c</text:span></text:p>
            <text:p><text:span text:style-name="T10"/></text:p>
            <text:p><text:span text:style-name="T9">Compile and link multiple files (creates main)</text:span></text:p>
            <text:p><text:span text:style-name="T10">gcc -o main main.c foo.c bar.c</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Make</text:p>
          </draw:text-box>
        </draw:frame>
        <draw:frame presentation:style-name="pr4" draw:layer="layout" svg:width="25.199cm" svg:height="12.179cm" svg:x="1.4cm" svg:y="4.914cm" presentation:class="outline">
          <draw:text-box>
            <text:p>A tool to update files derived from other files</text:p>
            <text:p/>
            <text:p>Example:</text:p>
          </draw:text-box>
        </draw:frame>
        <draw:frame draw:style-name="gr2" draw:text-style-name="P10" draw:layer="layout" svg:width="18.542cm" svg:height="2.181cm" svg:x="3.048cm" svg:y="6.35cm">
          <draw:text-box>
            <text:p><text:span text:style-name="T8">target: [prerequisite...]</text:span></text:p>
            <text:p><text:span text:style-name="T8"><text:tab/></text:span><text:span text:style-name="T8">commands</text:span></text:p>
          </draw:text-box>
        </draw:frame>
        <draw:frame draw:style-name="gr2" draw:text-style-name="P10" draw:layer="layout" svg:width="23.368cm" svg:height="9.901cm" svg:x="3.048cm" svg:y="9.906cm">
          <draw:text-box>
            <text:p><text:span text:style-name="T8">CC=gcc</text:span></text:p>
            <text:p><text:span text:style-name="T8">CFLAGS=-Wall -Wextra -g</text:span></text:p>
            <text:p><text:span text:style-name="T8">a.out: file1.c file2.c file3.c</text:span></text:p>
            <text:p><text:span text:style-name="T8"><text:tab/></text:span><text:span text:style-name="T8">$(CC) file1.c file2.c file3.c $(CFLAGS)</text:span></text:p>
            <text:p><text:span text:style-name="T8"/></text:p>
            <text:p><text:span text:style-name="T8"/></text:p>
            <text:p xml:id="id10" text:id="id10"><text:span text:style-name="T8">$ make a.out</text:span></text:p>
            <text:p xml:id="id11" text:id="id11"><text:span text:style-name="T8">gcc file1.c file2.c file3.c -Wall -Wextra -g</text:span></text:p>
            <text:p xml:id="id12" text:id="id12"><text:span text:style-name="T8">$ make a.out</text:span></text:p>
            <text:p xml:id="id13" text:id="id13"><text:span text:style-name="T8">make: `a.out' is up to d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Make – Inference Rules</text:p>
          </draw:text-box>
        </draw:frame>
        <draw:frame presentation:style-name="pr4" draw:layer="layout" svg:width="25.199cm" svg:height="12.179cm" svg:x="1.4cm" svg:y="4.914cm" presentation:class="outline" presentation:user-transformed="true">
          <draw:text-box>
            <text:p>Target has the form .s1 or .s1.s2 where .s1 and .s2 are prerequisites of the .SUFFIXES special target:</text:p>
            <text:p/>
            <text:p/>
            <text:p>Example: </text:p>
          </draw:text-box>
        </draw:frame>
        <draw:frame draw:style-name="gr2" draw:text-style-name="P5" draw:layer="layout" svg:width="25.654cm" svg:height="2.894cm" svg:x="1.524cm" svg:y="9.144cm">
          <draw:text-box>
            <text:p><text:span text:style-name="T6">.out .a .ln .o .c .cc .C .cpp .p .f .F .r .y .l .s .S .mod .sym .def .h .info .dvi .tex .texinfo .texi .txinfo .w .ch .web .sh .elc .el</text:span></text:p>
          </draw:text-box>
        </draw:frame>
        <draw:frame draw:style-name="gr2" draw:text-style-name="P4" draw:layer="layout" svg:width="24.384cm" svg:height="5.319cm" svg:x="1.778cm" svg:y="14.239cm">
          <draw:text-box>
            <text:p><text:span text:style-name="T5">#Compile all .c files to executables (foo.c → foo)</text:span></text:p>
            <text:p><text:span text:style-name="T5">.c:</text:span></text:p>
            <text:p><text:span text:style-name="T5"><text:tab/></text:span><text:span text:style-name="T5">$(CC) -o $@ $&lt;</text:span></text:p>
            <text:p><text:span text:style-name="T5"/></text:p>
            <text:p><text:span text:style-name="T5">#Compile all .c files to .o files (foo.c → foo.o)</text:span></text:p>
            <text:p><text:span text:style-name="T5">.c.o:</text:span></text:p>
            <text:p><text:span text:style-name="T5"><text:tab/></text:span><text:span text:style-name="T5">$(CC) -c $&lt;</text:span></text:p>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GDB - Debugger</text:p>
          </draw:text-box>
        </draw:frame>
        <draw:frame presentation:style-name="pr4" draw:layer="layout" svg:width="25.199cm" svg:height="12.179cm" svg:x="1.4cm" svg:y="4.914cm" presentation:class="outline">
          <draw:text-box>
            <text:list text:style-name="L2">
              <text:list-item>
                <text:p>Debug a program to find bugs/errors</text:p>
              </text:list-item>
              <text:list-item>
                <text:p>Must compile with -g flag for line numbers, variables, etc</text:p>
              </text:list-item>
              <text:list-item>
                <text:p>Breakpoints, stepping through code, printing values, etc</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0">
        <draw:frame presentation:style-name="pr3" draw:layer="layout" svg:width="25.199cm" svg:height="3.506cm" svg:x="1.4cm" svg:y="0.837cm" presentation:class="title">
          <draw:text-box>
            <text:p>Warmup Lab Activity</text:p>
          </draw:text-box>
        </draw:frame>
        <draw:frame presentation:style-name="pr6" draw:layer="layout" svg:width="25.199cm" svg:height="12.179cm" svg:x="1.4cm" svg:y="4.914cm" presentation:class="subtitle">
          <draw:text-box>
            <text:p>Recursive Fibonacci Sequence</text:p>
            <text:p><text:span text:style-name="T11"/></text:p>
            <text:p><text:span text:style-name="T11">1, 1, 2, 3, 5, 8, 13, 21, 34, 55, 89, 144, 233, ...</text:span></text:p>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Warmup Lab Activity</text:p>
          </draw:text-box>
        </draw:frame>
        <draw:frame presentation:style-name="pr4" draw:layer="layout" svg:width="25.199cm" svg:height="12.179cm" svg:x="1.4cm" svg:y="4.914cm" presentation:class="outline">
          <draw:text-box>
            <text:p>Fibonacci Definition:</text:p>
            <text:p>F(1) = 1</text:p>
            <text:p>F(2) = 1</text:p>
            <text:p>F(n) = F(n-1) + F(n-2)</text:p>
            <text:p/>
            <text:p>How to program this in C?</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Warmup Lab Activity</text:p>
          </draw:text-box>
        </draw:frame>
        <draw:frame presentation:style-name="pr4" draw:layer="layout" svg:width="25.199cm" svg:height="14.39cm" svg:x="1.4cm" svg:y="4.914cm" presentation:class="outline" presentation:user-transformed="true">
          <draw:text-box>
            <text:list text:style-name="L2">
              <text:list-item>
                <text:p>Create three files</text:p>
                <text:list>
                  <text:list-item>
                    <text:p>main.c<text:tab/>- Takes argument, calls fib, prints result</text:p>
                  </text:list-item>
                  <text:list-item>
                    <text:p>fib.h<text:tab/> <text:tab/>- Contains recursive fib declaration</text:p>
                  </text:list-item>
                  <text:list-item>
                    <text:p>fib.c<text:tab/> <text:tab/>- Contains recursive fib implementation</text:p>
                  </text:list-item>
                </text:list>
                <text:p/>
              </text:list-item>
              <text:list-item>
                <text:p>Use a makefile to compile both .c files into .o files and then compile the .o files into one executable: fib</text:p>
                <text:p/>
              </text:list-item>
              <text:list-item>
                <text:p>Example:</text:p>
                <text:list>
                  <text:list-header>
                    <text:p>$ ./fib 10</text:p>
                    <text:p>55</text:p>
                  </text:list-header>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0000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evin </meta:initial-creator>
    <meta:creation-date>2014-09-03T15:35:00.671234149</meta:creation-date>
    <dc:date>2014-09-04T08:26:52.687715073</dc:date>
    <dc:creator>Kevin </dc:creator>
    <meta:editing-duration>PT1H28M28S</meta:editing-duration>
    <meta:editing-cycles>15</meta:editing-cycles>
    <meta:generator>LibreOffice/4.2.6.3$Linux_X86_64 LibreOffice_project/420m0$Build-3</meta:generator>
    <meta:document-statistic meta:object-count="89"/>
  </office:meta>
</office:document-meta>
</file>